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3.254cm" table:align="margins" style:writing-mode="lr-tb"/>
    </style:style>
    <style:style style:name="表格1.A" style:family="table-column">
      <style:table-column-properties style:column-width="2.484cm" style:rel-column-width="1408*"/>
    </style:style>
    <style:style style:name="表格1.B" style:family="table-column">
      <style:table-column-properties style:column-width="1.829cm" style:rel-column-width="1037*"/>
    </style:style>
    <style:style style:name="表格1.C" style:family="table-column">
      <style:table-column-properties style:column-width="2.884cm" style:rel-column-width="1635*"/>
    </style:style>
    <style:style style:name="表格1.D" style:family="table-column">
      <style:table-column-properties style:column-width="6.057cm" style:rel-column-width="3434*"/>
    </style:style>
    <style:style style:name="表格1.1" style:family="table-row">
      <style:table-row-properties style:min-row-height="2.173cm" style:keep-together="true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="0.018cm solid #000000" style:writing-mode="lr-tb"/>
    </style:style>
    <style:style style:name="表格1.2" style:family="table-row">
      <style:table-row-properties style:min-row-height="1.64cm" style:keep-together="false" fo:keep-together="always"/>
    </style:style>
    <style:style style:name="表格1.A2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tb-rl"/>
    </style:style>
    <style:style style:name="表格1.C2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表格1.A3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表格1.A5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表格1.C5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表格1.D5" style:family="table-cell">
      <style:table-cell-properties style:vertical-align="middle" fo:padding-left="0.049cm" fo:padding-right="0.049cm" fo:padding-top="0cm" fo:padding-bottom="0cm" fo:border-left="0.018cm solid #000000" fo:border-right="0.018cm solid #000000" fo:border-top="none" fo:border-bottom="0.018cm solid #000000" style:writing-mode="lr-tb"/>
    </style:style>
    <style:style style:name="表格1.6" style:family="table-row">
      <style:table-row-properties style:min-row-height="0.949cm" style:keep-together="false" fo:keep-together="always"/>
    </style:style>
    <style:style style:name="表格1.7" style:family="table-row">
      <style:table-row-properties style:min-row-height="0.938cm" style:keep-together="false" fo:keep-together="always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4pt" style:font-name-asian="標楷體" style:font-size-asian="14pt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14pt" style:font-name-asian="標楷體" style:font-size-asian="14pt"/>
    </style:style>
    <style:style style:name="P3" style:family="paragraph" style:parent-style-name="Standard">
      <style:paragraph-properties style:snap-to-layout-grid="false"/>
      <style:text-properties style:font-name="Arial Unicode MS" style:font-name-asian="Arial Unicode MS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 Unicode MS" style:font-name-asian="Arial Unicode MS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 Unicode MS" fo:font-size="14pt" style:font-name-asian="Arial Unicode MS" style:font-size-asian="14pt"/>
    </style:style>
    <style:style style:name="P6" style:family="paragraph" style:parent-style-name="Standard">
      <style:paragraph-properties style:snap-to-layout-grid="false"/>
      <style:text-properties style:font-name="Arial Unicode MS" fo:font-size="14pt" style:font-name-asian="Arial Unicode MS" style:font-size-asian="14pt"/>
    </style:style>
    <style:style style:name="P7" style:family="paragraph" style:parent-style-name="Standard">
      <style:paragraph-properties fo:text-align="center" style:justify-single-word="false"/>
      <style:text-properties style:font-name="Arial Unicode MS" fo:font-size="20pt" style:font-name-asian="Arial Unicode MS" style:font-size-asian="20pt" style:font-size-complex="2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Unicode MS" fo:font-size="20pt" style:font-name-asian="Arial Unicode MS" style:font-size-asian="20pt" style:font-size-complex="2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Unicode MS" fo:font-size="16pt" style:font-name-asian="Arial Unicode MS" style:font-size-asian="16pt" style:font-size-complex="16pt"/>
    </style:style>
    <style:style style:name="P10" style:family="paragraph" style:parent-style-name="Standard">
      <style:paragraph-properties style:snap-to-layout-grid="false"/>
      <style:text-properties style:font-name="Arial Unicode MS" fo:font-size="16pt" style:font-name-asian="Arial Unicode MS" style:font-size-asian="16pt" style:font-size-complex="16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 Unicode MS" fo:font-size="16pt" style:font-name-asian="Arial Unicode MS" style:font-size-asian="16pt" style:font-size-complex="16pt"/>
    </style:style>
    <style:style style:name="P12" style:family="paragraph" style:parent-style-name="Standard">
      <style:paragraph-properties fo:margin-left="0.199cm" fo:margin-right="0.199cm" fo:text-align="center" style:justify-single-word="false" fo:text-indent="0cm" style:auto-text-indent="false" style:snap-to-layout-grid="false"/>
      <style:text-properties style:font-name="Arial Unicode MS" fo:font-size="14pt" style:font-name-asian="Arial Unicode MS" style:font-size-asian="14pt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>
      <style:paragraph-properties fo:text-align="center"/>
      <style:text-properties style:text-line-through-style="none" fo:font-family="'Arial Unicode MS'" style:font-style-name="標準" style:font-family-generic="swiss" style:font-pitch="variable" fo:font-size="12pt" fo:font-style="normal" style:text-underline-style="none" fo:font-weight="normal"/>
    </style:style>
    <style:style style:name="P15" style:family="paragraph">
      <style:paragraph-properties fo:text-align="center"/>
      <style:text-properties style:text-line-through-style="none" fo:font-family="'Arial Unicode MS'" style:font-style-name="標準" style:font-family-generic="swiss" style:font-pitch="variable" fo:font-size="16pt" fo:font-style="normal" style:text-underline-style="none" fo:font-weight="normal"/>
    </style:style>
    <style:style style:name="T1" style:family="text">
      <style:text-properties fo:font-size="18pt" style:font-size-asian="18pt"/>
    </style:style>
    <style:style style:name="T2" style:family="text">
      <style:text-properties fo:font-size="18pt" style:font-name-asian="標楷體" style:font-size-asian="18pt"/>
    </style:style>
    <style:style style:name="T3" style:family="text">
      <style:text-properties style:font-name-asian="標楷體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style:font-name-asian="標楷體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標楷體" fo:font-size="14pt" style:font-name-asian="標楷體" style:font-size-asian="14pt" style:font-size-complex="14pt"/>
    </style:style>
    <style:style style:name="fr1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center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textarea-vertical-align="middle"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表單" form:apply-filter="true" form:command-type="table" form:control-implementation="ooo:com.sun.star.form.component.Form" office:target-frame="" xlink:href="" xlink:type="simple">
          <form:text form:name="examid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框架1" text:anchor-type="paragraph" svg:y="0.002cm" svg:width="13.254cm" draw:z-index="0"><draw:text-box fo:min-height="0.37cm"><table:table table:name="表格1" table:style-name="表格1"><table:table-column table:style-name="表格1.A"/><table:table-column table:style-name="表格1.B"/><table:table-column table:style-name="表格1.C"/><table:table-column table:style-name="表格1.D"/><table:table-row table:style-name="表格1.1"><table:table-cell table:style-name="表格1.A1" table:number-columns-spanned="4" office:value-type="string"><text:p text:style-name="P8">國立高雄師範大學附屬高級中學</text:p><text:p text:style-name="P7">101學年度教師甄選准考證</text:p></table:table-cell><table:covered-table-cell/><table:covered-table-cell/><table:covered-table-cell/></table:table-row><table:table-row table:style-name="表格1.2"><table:table-cell table:style-name="表格1.A2" table:number-rows-spanned="4" table:number-columns-spanned="2" office:value-type="string"><text:p text:style-name="P12"/></table:table-cell><table:covered-table-cell/><table:table-cell table:style-name="表格1.C2" office:value-type="string"><text:p text:style-name="P9">姓 <text:s text:c="4"/>名</text:p></table:table-cell><table:table-cell table:style-name="表格1.A1" office:value-type="string"><text:p text:style-name="P9"><draw:control text:anchor-type="as-char" draw:z-index="2" draw:style-name="gr1" draw:text-style-name="P15" svg:width="5.308cm" svg:height="1.378cm" draw:control="control2"/></text:p></table:table-cell></table:table-row><table:table-row table:style-name="表格1.2"><table:covered-table-cell/><table:covered-table-cell/><table:table-cell table:style-name="表格1.C2" office:value-type="string"><text:p text:style-name="P9">甄 選 類 別</text:p></table:table-cell><table:table-cell table:style-name="表格1.A1" office:value-type="string"><text:p text:style-name="P10"><text:s/>國中社會領域（歷史）</text:p></table:table-cell></table:table-row><table:table-row table:style-name="表格1.2"><table:covered-table-cell/><table:covered-table-cell/><table:table-cell table:style-name="表格1.C2" office:value-type="string"><text:p text:style-name="P9">准考證號碼</text:p></table:table-cell><table:table-cell table:style-name="表格1.A1" office:value-type="string"><text:p text:style-name="P9">附中甄字第 <draw:control text:anchor-type="as-char" draw:z-index="1" draw:style-name="gr1" draw:text-style-name="P14" svg:width="1.398cm" svg:height="0.602cm" draw:control="control1"/> 號</text:p></table:table-cell></table:table-row><table:table-row table:style-name="表格1.2"><table:covered-table-cell/><table:covered-table-cell/><table:table-cell table:style-name="表格1.C5" office:value-type="string"><text:p text:style-name="P9">考試地點</text:p></table:table-cell><table:table-cell table:style-name="表格1.D5" office:value-type="string"><text:p text:style-name="P11">高師大附中(當日公告)</text:p></table:table-cell></table:table-row><table:table-row table:style-name="表格1.6"><table:table-cell table:style-name="表格1.C2" table:number-rows-spanned="2" office:value-type="string"><text:p text:style-name="P5">甄選日期</text:p></table:table-cell><table:table-cell table:style-name="表格1.C2" office:value-type="string"><text:p text:style-name="P5">初試</text:p></table:table-cell><table:table-cell table:style-name="表格1.A1" table:number-columns-spanned="2" office:value-type="string"><text:p text:style-name="P4">101年07月10日（星期二）下午2時起</text:p></table:table-cell><table:covered-table-cell/></table:table-row><table:table-row table:style-name="表格1.7"><table:covered-table-cell/><table:table-cell table:style-name="表格1.C2" office:value-type="string"><text:p text:style-name="P5">複試</text:p></table:table-cell><table:table-cell table:style-name="表格1.A1" table:number-columns-spanned="2" office:value-type="string"><text:p text:style-name="P3">101年07月14日（星期六）下午1時報到</text:p></table:table-cell><table:covered-table-cell/></table:table-row></table:table></draw:text-box></draw:frame><text:lin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6cm" fo:text-indent="-0.36cm" fo:margin-left="0.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0.951cm" fo:margin-right="0.63cm" style:writing-mode="lr-tb" style:layout-grid-color="#c0c0c0" style:layout-grid-lines="43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九十一學年度甄選新聘教師准  考  證</dc:title>
    <meta:initial-creator>.</meta:initial-creator>
    <meta:creation-date>2012-06-15T17:11:00</meta:creation-date>
    <dc:creator>kaohsiung city</dc:creator>
    <dc:date>2012-06-15T17:11:00</dc:date>
    <meta:print-date>2012-06-15T17:02:00</meta:print-date>
    <meta:editing-cycles>3</meta:editing-cycles>
    <meta:editing-duration>PT5M</meta:editing-duration>
    <meta:generator>OpenOffice.org/3.3$Win32 OpenOffice.org_project/330m20$Build-9567</meta:generator>
    <meta:document-statistic meta:table-count="1" meta:image-count="0" meta:object-count="0" meta:page-count="1" meta:paragraph-count="16" meta:word-count="61" meta:character-count="132"/>
  </office:meta>
</office:document-meta>
</file>